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B000003323F57EB01.png" manifest:media-type="image/png"/>
  <manifest:file-entry manifest:full-path="Pictures/10000000000001EB00000165809F4E9D.png" manifest:media-type="image/png"/>
  <manifest:file-entry manifest:full-path="Pictures/1000000000000207000001A108B9E484.png" manifest:media-type="image/png"/>
  <manifest:file-entry manifest:full-path="Pictures/10000000000002250000022A671E1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4.525cm" svg:height="14.657cm" svg:x="7.271cm" svg:y="10.592cm">
          <draw:image xlink:href="Pictures/10000000000002250000022A671E11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3.731cm" svg:height="11.032cm" svg:x="7.668cm" svg:y="12.405cm">
          <draw:image xlink:href="Pictures/1000000000000207000001A108B9E4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2.99cm" svg:height="9.445cm" svg:x="7.6cm" svg:y="9.372cm">
          <draw:image xlink:href="Pictures/10000000000001EB00000165809F4E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3.413cm" svg:height="21.642cm" svg:x="7.388cm" svg:y="3.274cm">
          <draw:image xlink:href="Pictures/10000000000001FB000003323F57E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99cm" svg:height="4.675cm" svg:x="1.4cm" svg:y="1.116cm" presentation:class="title" presentation:placeholder="true">
        <draw:text-box/>
      </draw:frame>
      <draw:frame presentation:style-name="Default-outline1" draw:layer="backgroundobjects" svg:width="25.199cm" svg:height="16.239cm" svg:x="1.4cm" svg:y="6.552cm" presentation:class="outline" presentation:placeholder="true">
        <draw:text-box/>
      </draw:frame>
      <draw:frame presentation:style-name="Mpr1" draw:text-style-name="MP2" draw:layer="backgroundobjects" svg:width="6.523cm" svg:height="1.931cm" svg:x="1.4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931cm" svg:x="9.576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931cm" svg:x="20.076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09:47:32.428616855</meta:creation-date>
    <dc:date>2016-04-22T15:44:32.726720113</dc:date>
    <dc:creator>Douglas Kelley</dc:creator>
    <meta:editing-duration>PT1H38M49S</meta:editing-duration>
    <meta:editing-cycles>22</meta:editing-cycles>
    <meta:generator>LibreOffice/4.4.6.3$Linux_X86_64 LibreOffice_project/40m0$Build-3</meta:generator>
    <meta:document-statistic meta:object-count="33"/>
  </office:meta>
</office:document-meta>
</file>